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table:align="margins"/>
    </style:style>
    <style:style style:name="Table1.A" style:family="table-column">
      <style:table-column-properties style:column-width="0.8951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3444in"/>
    </style:style>
    <style:style style:name="Table2" style:family="table">
      <style:table-properties style:width="6.2681in" table:align="margins"/>
    </style:style>
    <style:style style:name="Table2.A" style:family="table-column">
      <style:table-column-properties style:column-width="0.8951in" style:rel-column-width="9362*"/>
    </style:style>
    <style:style style:name="Table2.1" style:family="table-row">
      <style:table-row-properties style:min-row-height="0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15%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line-height="115%"/>
      <style:text-properties style:font-name="Courier New" fo:font-size="10pt" style:font-name-asian="Courier New1" style:font-size-asian="10pt" style:font-name-complex="Courier New1" style:font-size-complex="10pt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5in" fo:margin-right="0in" fo:line-height="100%" fo:text-indent="0in" style:auto-text-indent="false"/>
    </style:style>
    <style:style style:name="P12" style:family="paragraph" style:parent-style-name="Standard">
      <style:paragraph-properties fo:margin-left="0.5in" fo:margin-right="0in" fo:line-height="100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6pt" officeooo:rsid="002571b8" officeooo:paragraph-rsid="001db8df" style:font-name-asian="Times New Roman1" style:font-size-asian="6pt" style:font-name-complex="Times New Roman1" style:font-size-complex="6pt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line-height="115%"/>
      <style:text-properties style:font-name="Courier New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line-height="115%"/>
      <style:text-properties style:font-name="Courier New" fo:font-size="10pt" officeooo:paragraph-rsid="00203a45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line-height="100%"/>
    </style:style>
    <style:style style:name="P24" style:family="paragraph" style:parent-style-name="Standard">
      <style:paragraph-properties fo:line-height="115%"/>
    </style:style>
    <style:style style:name="P25" style:family="paragraph" style:parent-style-name="Standard">
      <style:paragraph-properties fo:margin-left="4in" fo:margin-right="0in" fo:line-height="100%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.1252in" fo:margin-bottom="0.1252in" loext:contextual-spacing="false" fo:line-height="10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1">
      <style:paragraph-properties fo:margin-left="0.5in" fo:margin-right="0in" fo:line-height="100%" fo:text-indent="-0.2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6pt" officeooo:rsid="001db8df" officeooo:paragraph-rsid="001db8df" style:font-name-asian="Times New Roman1" style:font-size-asian="6pt" style:font-name-complex="Times New Roman1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6pt" style:font-name-asian="Times New Roman1" style:font-size-asian="6pt" style:font-name-complex="Times New Roman1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6pt" officeooo:rsid="001f7ad1" officeooo:paragraph-rsid="001f7ad1" style:font-name-asian="Times New Roman1" style:font-size-asian="6pt" style:font-name-complex="Times New Roman1" style:font-size-complex="6pt"/>
    </style:style>
    <style:style style:name="P33" style:family="paragraph" style:parent-style-name="Table_20_Contents">
      <style:paragraph-properties fo:text-align="center" style:justify-single-word="false"/>
      <style:text-properties officeooo:paragraph-rsid="001f7ad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6pt" officeooo:rsid="001f7ad1" style:font-name-asian="Times New Roman1" style:font-size-asian="6pt" style:font-name-complex="Times New Roman1" style:font-size-complex="6pt"/>
    </style:style>
    <style:style style:name="T5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6" style:family="text">
      <style:text-properties style:font-name="Courier New" fo:font-size="10pt" officeooo:rsid="00203a45" style:font-name-asian="Courier New1" style:font-size-asian="10pt" style:font-name-complex="Courier New1" style:font-size-complex="10pt"/>
    </style:style>
    <style:style style:name="T7" style:family="text">
      <style:text-properties officeooo:rsid="001cb85b"/>
    </style:style>
    <style:style style:name="T8" style:family="text">
      <style:text-properties officeooo:rsid="001db8df"/>
    </style:style>
    <style:style style:name="T9" style:family="text">
      <style:text-properties officeooo:rsid="00203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Учреждение образования</text:p>
      <text:p text:style-name="P4"><text:s/>«БЕЛОРУССКИЙ ГОСУДАРСТВЕННЫЙ УНИВЕРСИТЕТ</text:p>
      <text:p text:style-name="P4">ИНФОРМАТИКИ И РАДИОЭЛЕКТРОНИКИ»</text:p>
      <text:p text:style-name="P4"><text:s/></text:p>
      <text:p text:style-name="P4"><text:s/></text:p>
      <text:p text:style-name="P4">Кафедра интеллектуальных информационных технологий</text:p>
      <text:p text:style-name="P4"><text:s/></text:p>
      <text:p text:style-name="P3"/>
      <text:p text:style-name="P4"/>
      <text:p text:style-name="P4"/>
      <text:p text:style-name="P4"/>
      <text:p text:style-name="P4"/>
      <text:p text:style-name="P4"/>
      <text:p text:style-name="P4"><text:s/></text:p>
      <text:p text:style-name="P4"><text:s/></text:p>
      <text:p text:style-name="P18">Практическое занятие №3 по курсу «ЕЯзИИС» на тему:</text:p>
      <text:p text:style-name="P2"><text:span text:style-name="T2">«</text:span><text:span text:style-name="T1">Методы семантического анализа естественноязыковых текстов</text:span><text:span text:style-name="T2">»</text:span></text:p>
      <text:p text:style-name="P4"/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>Выполнили студенты<text:tab/><text:tab/><text:tab/><text:tab/><text:tab/><text:tab/><text:span text:style-name="T7">Павлов Д.И. </text:span>, группы 921703: <text:s text:c="24"/><text:tab/><text:tab/><text:tab/><text:tab/>Зломанец П. М.</text:p>
      <text:p text:style-name="P25"><text:s text:c="71"/><text:tab/> </text:p>
      <text:p text:style-name="P3">Проверил: <text:s text:c="72"/><text:tab/>Крапивин Ю.Б.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18"><text:s/></text:p>
      <text:p text:style-name="P20"><text:soft-page-break/>МИНСК 202<text:span text:style-name="T7">2</text:span></text:p>
      <text:p text:style-name="P1"><text:span text:style-name="T2">1. </text:span><text:span text:style-name="T3">Цель:</text:span></text:p>
      <text:p text:style-name="P26">1. <text:s/>Ознакомиться с моделью «Смысл↔Текст». </text:p>
      <text:p text:style-name="P26">2. <text:s/>Закрепить навыки работы с текстовыми данными. </text:p>
      <text:p text:style-name="P26">3. Приобрести навыки работы с формальными лингвистическими моделями.</text:p>
      <text:p text:style-name="P5">2. Постановка задачи:</text:p>
      <text:p text:style-name="P9">1. Выбрать из перечня лексем, взятых в предыдущих работах, 7 слов. Желательно, чтобы среди них были представлены разные части речи. </text:p>
      <text:p text:style-name="P9">2. Для каждого из выбранных слов привести значения подходящих по смыслу лексических функций (см. краткие теоретические сведения и литературу) </text:p>
      <text:p text:style-name="P9">3. Разработать формат хранения данных о значениях лексических функций слов (например, подмножество JSON или XML).</text:p>
      <text:p text:style-name="P9">4. Реализовать 10 фрагментов кода на языке программирования Python, представленных в Pract_4_1.pdf и Pract_4_2.pdf</text:p>
      <text:p text:style-name="P9"/>
      <text:p text:style-name="P1"><text:span text:style-name="T2">3. Представление результатов практической работы</text:span><text:span text:style-name="T1">:</text:span></text:p>
      <text:p text:style-name="P3"/>
      <table:table table:name="Table1" table:style-name="Table1">
        <table:table-column table:style-name="Table1.A" table:number-columns-repeated="7"/>
        <table:table-row table:style-name="TableLine94205571740416">
          <table:table-cell table:style-name="Table1.A1" office:value-type="string">
            <text:p text:style-name="P30">ЛФ</text:p>
          </table:table-cell>
          <table:table-cell table:style-name="Table1.A1" office:value-type="string">
            <text:p text:style-name="P13">компьютер</text:p>
          </table:table-cell>
          <table:table-cell table:style-name="Table1.A1" office:value-type="string">
            <text:p text:style-name="P13">машина</text:p>
          </table:table-cell>
          <table:table-cell table:style-name="Table1.A1" office:value-type="string">
            <text:p text:style-name="P13">ноутбук</text:p>
          </table:table-cell>
          <table:table-cell table:style-name="Table1.A1" office:value-type="string">
            <text:p text:style-name="P13">планшет</text:p>
          </table:table-cell>
          <table:table-cell table:style-name="Table1.A1" office:value-type="string">
            <text:p text:style-name="P13">сети</text:p>
          </table:table-cell>
          <table:table-cell table:style-name="Table1.G1" office:value-type="string">
            <text:p text:style-name="P13">техника</text:p>
          </table:table-cell>
        </table:table-row>
        <table:table-row table:style-name="TableLine94205571740416">
          <table:table-cell table:style-name="Table1.A2" office:value-type="string">
            <text:p text:style-name="P30">Syn </text:p>
          </table:table-cell>
          <table:table-cell table:style-name="Table1.A2" office:value-type="string">
            <text:p text:style-name="P30">сервер</text:p>
          </table:table-cell>
          <table:table-cell table:style-name="Table1.A2" office:value-type="string">
            <text:p text:style-name="P30">механизм</text:p>
          </table:table-cell>
          <table:table-cell table:style-name="Table1.A2" office:value-type="string">
            <text:p text:style-name="P30">компьютер</text:p>
          </table:table-cell>
          <table:table-cell table:style-name="Table1.A2" office:value-type="string">
            <text:p text:style-name="P30">гаджет</text:p>
          </table:table-cell>
          <table:table-cell table:style-name="Table1.A2" office:value-type="string">
            <text:p text:style-name="P30">узы</text:p>
          </table:table-cell>
          <table:table-cell table:style-name="Table1.G2" office:value-type="string">
            <text:p text:style-name="P30">механизм</text:p>
          </table:table-cell>
        </table:table-row>
        <table:table-row table:style-name="TableLine94205571740416">
          <table:table-cell table:style-name="Table1.A2" office:value-type="string">
            <text:p text:style-name="P30">Anti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G2" office:value-type="string">
            <text:p text:style-name="P31">-</text:p>
          </table:table-cell>
        </table:table-row>
        <table:table-row table:style-name="TableLine94205571740416">
          <table:table-cell table:style-name="Table1.A2" office:value-type="string">
            <text:p text:style-name="P30">Gener</text:p>
          </table:table-cell>
          <table:table-cell table:style-name="Table1.A2" office:value-type="string">
            <text:p text:style-name="P30">сеть</text:p>
          </table:table-cell>
          <table:table-cell table:style-name="Table1.A2" office:value-type="string">
            <text:p text:style-name="P30">пробка</text:p>
          </table:table-cell>
          <table:table-cell table:style-name="Table1.A2" office:value-type="string">
            <text:p text:style-name="P30">сеть</text:p>
          </table:table-cell>
          <table:table-cell table:style-name="Table1.A2" office:value-type="string">
            <text:p text:style-name="P30">сеть</text:p>
          </table:table-cell>
          <table:table-cell table:style-name="Table1.A2" office:value-type="string">
            <text:p text:style-name="P30">-</text:p>
          </table:table-cell>
          <table:table-cell table:style-name="Table1.G2" office:value-type="string">
            <text:p text:style-name="P30">сеть</text:p>
          </table:table-cell>
        </table:table-row>
        <table:table-row table:style-name="TableLine94205571740416">
          <table:table-cell table:style-name="Table1.A2" office:value-type="string">
            <text:p text:style-name="P30">Sign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0">устройство</text:p>
          </table:table-cell>
          <table:table-cell table:style-name="Table1.G2" office:value-type="string">
            <text:p text:style-name="P31">-</text:p>
          </table:table-cell>
        </table:table-row>
        <table:table-row table:style-name="TableLine94205571740416">
          <table:table-cell table:style-name="Table1.A2" office:value-type="string">
            <text:p text:style-name="P30">Ver</text:p>
          </table:table-cell>
          <table:table-cell table:style-name="Table1.A2" office:value-type="string">
            <text:p text:style-name="P30">производительный</text:p>
          </table:table-cell>
          <table:table-cell table:style-name="Table1.A2" office:value-type="string">
            <text:p text:style-name="P30">быстрая</text:p>
          </table:table-cell>
          <table:table-cell table:style-name="Table1.A2" office:value-type="string">
            <text:p text:style-name="P30">производительный</text:p>
          </table:table-cell>
          <table:table-cell table:style-name="Table1.A2" office:value-type="string">
            <text:p text:style-name="P30">производительный</text:p>
          </table:table-cell>
          <table:table-cell table:style-name="Table1.A2" office:value-type="string">
            <text:p text:style-name="P30">всеобхватывающая</text:p>
          </table:table-cell>
          <table:table-cell table:style-name="Table1.G2" office:value-type="string">
            <text:p text:style-name="P30">производительная</text:p>
          </table:table-cell>
        </table:table-row>
        <table:table-row table:style-name="TableLine94205571740416">
          <table:table-cell table:style-name="Table1.A2" office:value-type="string">
            <text:p text:style-name="P30">Magn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0">мгновенная</text:p>
          </table:table-cell>
          <table:table-cell table:style-name="Table1.G2" office:value-type="string">
            <text:p text:style-name="P31">-</text:p>
          </table:table-cell>
        </table:table-row>
        <table:table-row table:style-name="TableLine94205571740416">
          <table:table-cell table:style-name="Table1.A2" office:value-type="string">
            <text:p text:style-name="P30">Func</text:p>
          </table:table-cell>
          <table:table-cell table:style-name="Table1.A2" office:value-type="string">
            <text:p text:style-name="P30">работает</text:p>
          </table:table-cell>
          <table:table-cell table:style-name="Table1.A2" office:value-type="string">
            <text:p text:style-name="P30">едет</text:p>
          </table:table-cell>
          <table:table-cell table:style-name="Table1.A2" office:value-type="string">
            <text:p text:style-name="P30">функционирует</text:p>
          </table:table-cell>
          <table:table-cell table:style-name="Table1.A2" office:value-type="string">
            <text:p text:style-name="P30">работает</text:p>
          </table:table-cell>
          <table:table-cell table:style-name="Table1.A2" office:value-type="string">
            <text:p text:style-name="P30">передаёт</text:p>
          </table:table-cell>
          <table:table-cell table:style-name="Table1.G2" office:value-type="string">
            <text:p text:style-name="P30">функционирует</text:p>
          </table:table-cell>
        </table:table-row>
        <table:table-row table:style-name="Table1.9">
          <table:table-cell table:style-name="Table1.A2" office:value-type="string">
            <text:p text:style-name="P30">Plus, Minus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-</text:p>
          </table:table-cell>
          <table:table-cell table:style-name="Table1.G2" office:value-type="string">
            <text:p text:style-name="P31">-</text:p>
          </table:table-cell>
        </table:table-row>
      </table:table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30">ЛФ</text:p>
          </table:table-cell>
          <table:table-cell table:style-name="Table2.A1" office:value-type="string">
            <text:p text:style-name="P13">офис</text:p>
          </table:table-cell>
          <table:table-cell table:style-name="Table2.A1" office:value-type="string">
            <text:p text:style-name="P13">мультимедиастанция</text:p>
          </table:table-cell>
          <table:table-cell table:style-name="Table2.A1" office:value-type="string">
            <text:p text:style-name="P13">бухгалтерия</text:p>
          </table:table-cell>
          <table:table-cell table:style-name="Table2.A1" office:value-type="string">
            <text:p text:style-name="P13">процессор</text:p>
          </table:table-cell>
          <table:table-cell table:style-name="Table2.A1" office:value-type="string">
            <text:p text:style-name="P13"><text:span text:style-name="T8">д</text:span>райвер</text:p>
          </table:table-cell>
          <table:table-cell table:style-name="Table2.G1" office:value-type="string">
            <text:p text:style-name="P13">видеоигра</text:p>
          </table:table-cell>
        </table:table-row>
        <table:table-row table:style-name="TableLine94205557573808">
          <table:table-cell table:style-name="Table2.A2" office:value-type="string">
            <text:p text:style-name="P30">Syn </text:p>
          </table:table-cell>
          <table:table-cell table:style-name="Table2.A2" office:value-type="string">
            <text:p text:style-name="P32">фирма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2">учёт</text:p>
          </table:table-cell>
          <table:table-cell table:style-name="Table2.A2" office:value-type="string">
            <text:p text:style-name="P32">камень</text:p>
          </table:table-cell>
          <table:table-cell table:style-name="Table2.A2" office:value-type="string">
            <text:p text:style-name="P32">дрова</text:p>
          </table:table-cell>
          <table:table-cell table:style-name="Table2.G2" office:value-type="string">
            <text:p text:style-name="P32">игра</text:p>
          </table:table-cell>
        </table:table-row>
        <table:table-row table:style-name="TableLine94205557573808">
          <table:table-cell table:style-name="Table2.A2" office:value-type="string">
            <text:p text:style-name="P30">Anti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2">тормоз</text:p>
          </table:table-cell>
          <table:table-cell table:style-name="Table2.G2" office:value-type="string">
            <text:p text:style-name="P32">жизнь</text:p>
          </table:table-cell>
        </table:table-row>
        <table:table-row table:style-name="TableLine94205557573808">
          <table:table-cell table:style-name="Table2.A2" office:value-type="string">
            <text:p text:style-name="P30">Gener</text:p>
          </table:table-cell>
          <table:table-cell table:style-name="Table2.A2" office:value-type="string">
            <text:p text:style-name="P32">корпорация</text:p>
          </table:table-cell>
          <table:table-cell table:style-name="Table2.A2" office:value-type="string">
            <text:p text:style-name="P33"><text:span text:style-name="T4">домашний кинотеатр</text:span></text:p>
          </table:table-cell>
          <table:table-cell table:style-name="Table2.A2" office:value-type="string">
            <text:p text:style-name="P32">- </text:p>
          </table:table-cell>
          <table:table-cell table:style-name="Table2.A2" office:value-type="string">
            <text:p text:style-name="P32">компьютер</text:p>
          </table:table-cell>
          <table:table-cell table:style-name="Table2.A2" office:value-type="string">
            <text:p text:style-name="P32">драйверпаки</text:p>
          </table:table-cell>
          <table:table-cell table:style-name="Table2.G2" office:value-type="string">
            <text:p text:style-name="P32">стим</text:p>
          </table:table-cell>
        </table:table-row>
        <table:table-row table:style-name="TableLine94205557573808">
          <table:table-cell table:style-name="Table2.A2" office:value-type="string">
            <text:p text:style-name="P30">Sign</text:p>
          </table:table-cell>
          <table:table-cell table:style-name="Table2.A2" office:value-type="string">
            <text:p text:style-name="P32">комната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2">-</text:p>
          </table:table-cell>
          <table:table-cell table:style-name="Table2.A2" office:value-type="string">
            <text:p text:style-name="P32">транзистор</text:p>
          </table:table-cell>
          <table:table-cell table:style-name="Table2.A2" office:value-type="string">
            <text:p text:style-name="P31">-</text:p>
          </table:table-cell>
          <table:table-cell table:style-name="Table2.G2" office:value-type="string">
            <text:p text:style-name="P32">ассеты</text:p>
          </table:table-cell>
        </table:table-row>
        <table:table-row table:style-name="TableLine94205557573808">
          <table:table-cell table:style-name="Table2.A2" office:value-type="string">
            <text:p text:style-name="P30">Ver</text:p>
          </table:table-cell>
          <table:table-cell table:style-name="Table2.A2" office:value-type="string">
            <text:p text:style-name="P32">уютный</text:p>
          </table:table-cell>
          <table:table-cell table:style-name="Table2.A2" office:value-type="string">
            <text:p text:style-name="P32">узконаправленная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2">быстрый</text:p>
          </table:table-cell>
          <table:table-cell table:style-name="Table2.A2" office:value-type="string">
            <text:p text:style-name="P32">рабочий</text:p>
          </table:table-cell>
          <table:table-cell table:style-name="Table2.G2" office:value-type="string">
            <text:p text:style-name="P32">завлекающая</text:p>
          </table:table-cell>
        </table:table-row>
        <text:soft-page-break/>
        <table:table-row table:style-name="TableLine94205557573808">
          <table:table-cell table:style-name="Table2.A2" office:value-type="string">
            <text:p text:style-name="P30">Magn</text:p>
          </table:table-cell>
          <table:table-cell table:style-name="Table2.A2" office:value-type="string">
            <text:p text:style-name="P32">огромный</text:p>
          </table:table-cell>
          <table:table-cell table:style-name="Table2.A2" office:value-type="string">
            <text:p text:style-name="P32">универсальная</text:p>
          </table:table-cell>
          <table:table-cell table:style-name="Table2.A2" office:value-type="string">
            <text:p text:style-name="P32">-</text:p>
          </table:table-cell>
          <table:table-cell table:style-name="Table2.A2" office:value-type="string">
            <text:p text:style-name="P32">большой</text:p>
          </table:table-cell>
          <table:table-cell table:style-name="Table2.A2" office:value-type="string">
            <text:p text:style-name="P32">универсальный</text:p>
          </table:table-cell>
          <table:table-cell table:style-name="Table2.G2" office:value-type="string">
            <text:p text:style-name="P31">-</text:p>
          </table:table-cell>
        </table:table-row>
        <table:table-row table:style-name="TableLine94205557573808">
          <table:table-cell table:style-name="Table2.A2" office:value-type="string">
            <text:p text:style-name="P30">Func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2">воспроизводит</text:p>
          </table:table-cell>
          <table:table-cell table:style-name="Table2.A2" office:value-type="string">
            <text:p text:style-name="P32">собирает</text:p>
          </table:table-cell>
          <table:table-cell table:style-name="Table2.A2" office:value-type="string">
            <text:p text:style-name="P32">вычисляет</text:p>
          </table:table-cell>
          <table:table-cell table:style-name="Table2.A2" office:value-type="string">
            <text:p text:style-name="P32">функционирует</text:p>
          </table:table-cell>
          <table:table-cell table:style-name="Table2.G2" office:value-type="string">
            <text:p text:style-name="P32">работает</text:p>
          </table:table-cell>
        </table:table-row>
        <table:table-row table:style-name="TableLine94205557573808">
          <table:table-cell table:style-name="Table2.A2" office:value-type="string">
            <text:p text:style-name="P30">Plus, Minus</text:p>
          </table:table-cell>
          <table:table-cell table:style-name="Table2.A2" office:value-type="string">
            <text:p text:style-name="P32">здание\студия</text:p>
          </table:table-cell>
          <table:table-cell table:style-name="Table2.A2" office:value-type="string">
            <text:p text:style-name="P32">компьютер\плеер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A2" office:value-type="string">
            <text:p text:style-name="P31">-</text:p>
          </table:table-cell>
          <table:table-cell table:style-name="Table2.G2" office:value-type="string">
            <text:p text:style-name="P31">-</text:p>
          </table:table-cell>
        </table:table-row>
      </table:table>
      <text:p text:style-name="P5"/>
      <text:p text:style-name="P6"/>
      <text:p text:style-name="P6">4. Формат хранения данных о значениях лексических функций слов.</text:p>
      <text:p text:style-name="P7"/>
      <text:p text:style-name="P8">&lt;?xml version="1.0"?&gt;</text:p>
      <text:p text:style-name="P8">&lt;?xml-stylesheet type="text/xsl" href=Sample.xsl?&gt;</text:p>
      <text:p text:style-name="P8">&lt;FUNCTIONS&gt;</text:p>
      <text:p text:style-name="P8"/>
      <text:p text:style-name="P8"><text:s text:c="4"/>&lt;FUNCTION&gt;</text:p>
      <text:p text:style-name="P8"><text:s text:c="8"/>&lt;TITLE&gt; Syn &lt;/TITLE&gt;</text:p>
      <text:p text:style-name="P24"><text:span text:style-name="T5"><text:s text:c="12"/>&lt;ARGUMENT&gt; </text:span><text:span text:style-name="T6">компьютер</text:span><text:span text:style-name="T5"> &lt;/ARGUMENT&gt;</text:span></text:p>
      <text:p text:style-name="P8"><text:s text:c="12"/>&lt;MEANING&gt; <text:span text:style-name="T9">сервер</text:span> &lt;/MEANING&gt;</text:p>
      <text:p text:style-name="P8"><text:s text:c="4"/>&lt;/FUNCTION&gt;</text:p>
      <text:p text:style-name="P8"><text:s text:c="3"/></text:p>
      <text:p text:style-name="P8"><text:s text:c="4"/>&lt;FUNCTION&gt;</text:p>
      <text:p text:style-name="P8"><text:s text:c="8"/>&lt;TITLE&gt; Syn &lt;/TITLE&gt;</text:p>
      <text:p text:style-name="P24"><text:span text:style-name="T5"><text:s text:c="12"/>&lt;ARGUMENT&gt; </text:span><text:span text:style-name="T6">машина</text:span><text:span text:style-name="T5"> &lt;/ARGUMENT&gt;</text:span></text:p>
      <text:p text:style-name="P24"><text:span text:style-name="T5"><text:s text:c="12"/>&lt;MEANING&gt; </text:span><text:span text:style-name="T6">механизм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8"><text:s text:c="8"/>&lt;TITLE&gt; Syn &lt;/TITLE&gt;</text:p>
      <text:p text:style-name="P24"><text:span text:style-name="T5"><text:s text:c="12"/>&lt;ARGUMENT&gt; </text:span><text:span text:style-name="T6">ноутбук</text:span><text:span text:style-name="T5"> &lt;/ARGUMENT&gt;</text:span></text:p>
      <text:p text:style-name="P24"><text:span text:style-name="T5"><text:s text:c="12"/>&lt;MEANING&gt; </text:span><text:span text:style-name="T6">компьютер</text:span><text:span text:style-name="T5"> &lt;/MEANING&gt;</text:span></text:p>
      <text:p text:style-name="P8"><text:s text:c="4"/>&lt;/FUNCTION&gt;</text:p>
      <text:p text:style-name="P8"/>
      <text:p text:style-name="P8"><text:s text:c="3"/>&lt;FUNCTION&gt;</text:p>
      <text:p text:style-name="P8"><text:s text:c="8"/>&lt;TITLE&gt; Syn &lt;/TITLE&gt;</text:p>
      <text:p text:style-name="P24"><text:span text:style-name="T5"><text:s text:c="12"/>&lt;ARGUMENT&gt; </text:span><text:span text:style-name="T6">планшет</text:span><text:span text:style-name="T5"> &lt;/ARGUMENT&gt;</text:span></text:p>
      <text:p text:style-name="P24"><text:span text:style-name="T5"><text:s text:c="12"/>&lt;MEANING&gt; </text:span><text:span text:style-name="T6">гаджет</text:span><text:span text:style-name="T5"> &lt;/MEANING&gt;</text:span></text:p>
      <text:p text:style-name="P8"><text:s text:c="4"/>&lt;/FUNCTION&gt;</text:p>
      <text:p text:style-name="P8"/>
      <text:p text:style-name="P8"><text:s/>&lt;FUNCTION&gt;</text:p>
      <text:p text:style-name="P8"><text:s text:c="8"/>&lt;TITLE&gt; Syn &lt;/TITLE&gt;</text:p>
      <text:p text:style-name="P24"><text:span text:style-name="T5"><text:s text:c="12"/>&lt;ARGUMENT&gt; </text:span><text:span text:style-name="T6">сети</text:span><text:span text:style-name="T5"> &lt;/ARGUMENT&gt;</text:span></text:p>
      <text:p text:style-name="P24"><text:span text:style-name="T5"><text:s text:c="12"/>&lt;MEANING&gt; </text:span><text:span text:style-name="T6">узы</text:span><text:span text:style-name="T5"> &lt;/MEANING&gt;</text:span></text:p>
      <text:p text:style-name="P8"><text:s text:c="4"/>&lt;/FUNCTION&gt;</text:p>
      <text:p text:style-name="P8"/>
      <text:p text:style-name="P8"><text:s/>&lt;FUNCTION&gt;</text:p>
      <text:p text:style-name="P8"><text:s text:c="8"/>&lt;TITLE&gt; Syn &lt;/TITLE&gt;</text:p>
      <text:p text:style-name="P24"><text:span text:style-name="T5"><text:s text:c="12"/>&lt;ARGUMENT&gt; </text:span><text:span text:style-name="T6">техника</text:span><text:span text:style-name="T5"> &lt;/ARGUMENT&gt;</text:span></text:p>
      <text:p text:style-name="P24"><text:span text:style-name="T5"><text:s text:c="12"/>&lt;MEANING&gt; </text:span><text:span text:style-name="T6">механизм</text:span><text:span text:style-name="T5"> &lt;/MEANING&gt;</text:span></text:p>
      <text:p text:style-name="P8"><text:s text:c="4"/>&lt;/FUNCTION&gt;</text:p>
      <text:p text:style-name="P8"/>
      <text:p text:style-name="P8"><text:s text:c="2"/>&lt;FUNCTION&gt;</text:p>
      <text:p text:style-name="P24"><text:span text:style-name="T5"><text:s text:c="8"/>&lt;TITLE&gt; </text:span><text:span text:style-name="T6">Ver</text:span><text:span text:style-name="T5"> &lt;/TITLE&gt;</text:span></text:p>
      <text:p text:style-name="P24"><text:span text:style-name="T5"><text:s text:c="12"/>&lt;ARGUMENT&gt; </text:span><text:span text:style-name="T6">компьютер</text:span><text:span text:style-name="T5"> &lt;/ARGUMENT&gt;</text:span></text:p>
      <text:p text:style-name="P24"><text:span text:style-name="T5"><text:s text:c="12"/>&lt;MEANING&gt; </text:span><text:span text:style-name="T6">производительный</text:span><text:span text:style-name="T5"> &lt;/MEANING&gt;</text:span></text:p>
      <text:p text:style-name="P8"><text:s text:c="4"/>&lt;/FUNCTION&gt;</text:p>
      <text:p text:style-name="P8"><text:soft-page-break/></text:p>
      <text:p text:style-name="P8"><text:s text:c="2"/>&lt;FUNCTION&gt;</text:p>
      <text:p text:style-name="P22"><text:s text:c="8"/>&lt;TITLE&gt; <text:span text:style-name="T9">Ver</text:span> &lt;/TITLE&gt;</text:p>
      <text:p text:style-name="P24"><text:span text:style-name="T5"><text:s text:c="12"/>&lt;ARGUMENT&gt; </text:span><text:span text:style-name="T6">машина</text:span><text:span text:style-name="T5"> &lt;/ARGUMENT&gt;</text:span></text:p>
      <text:p text:style-name="P24"><text:span text:style-name="T5"><text:s text:c="12"/>&lt;MEANING&gt; </text:span><text:span text:style-name="T6">быстрая</text:span><text:span text:style-name="T5"> &lt;/MEANING&gt;</text:span></text:p>
      <text:p text:style-name="P8"><text:s text:c="4"/>&lt;/FUNCTION&gt;</text:p>
      <text:p text:style-name="P8"/>
      <text:p text:style-name="P8"><text:s text:c="2"/>&lt;FUNCTION&gt;</text:p>
      <text:p text:style-name="P22"><text:s text:c="8"/>&lt;TITLE&gt; <text:span text:style-name="T9">Ver</text:span> &lt;/TITLE&gt;</text:p>
      <text:p text:style-name="P24"><text:span text:style-name="T5"><text:s text:c="12"/>&lt;ARGUMENT&gt; </text:span><text:span text:style-name="T6">ноутбук</text:span><text:span text:style-name="T5"> &lt;/ARGUMENT&gt;</text:span></text:p>
      <text:p text:style-name="P24"><text:span text:style-name="T5"><text:s text:c="12"/>&lt;MEANING&gt; </text:span><text:span text:style-name="T6">производительный</text:span><text:span text:style-name="T5"> &lt;/MEANING&gt;</text:span></text:p>
      <text:p text:style-name="P8"><text:s text:c="4"/>&lt;/FUNCTION&gt;</text:p>
      <text:p text:style-name="P8"/>
      <text:p text:style-name="P8"><text:s text:c="2"/>&lt;FUNCTION&gt;</text:p>
      <text:p text:style-name="P22"><text:s text:c="8"/>&lt;TITLE&gt; <text:span text:style-name="T9">Ver</text:span> &lt;/TITLE&gt;</text:p>
      <text:p text:style-name="P24"><text:span text:style-name="T5"><text:s text:c="12"/>&lt;ARGUMENT&gt; </text:span><text:span text:style-name="T6">сети</text:span><text:span text:style-name="T5"> &lt;/ARGUMENT&gt;</text:span></text:p>
      <text:p text:style-name="P24"><text:span text:style-name="T5"><text:s text:c="12"/>&lt;MEANING&gt; </text:span><text:span text:style-name="T6">передают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8"><text:s text:c="8"/>&lt;TITLE&gt; Gener &lt;/TITLE&gt;</text:p>
      <text:p text:style-name="P24"><text:span text:style-name="T5"><text:s text:c="12"/>&lt;ARGUMENT&gt; </text:span><text:span text:style-name="T6">копьютер</text:span><text:span text:style-name="T5"> &lt;/ARGUMENT&gt;</text:span></text:p>
      <text:p text:style-name="P24"><text:span text:style-name="T5"><text:s text:c="12"/>&lt;MEANING&gt; </text:span><text:span text:style-name="T6">сеть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8"><text:s text:c="8"/>&lt;TITLE&gt; Gener &lt;/TITLE&gt;</text:p>
      <text:p text:style-name="P24"><text:span text:style-name="T5"><text:s text:c="12"/>&lt;ARGUMENT&gt; </text:span><text:span text:style-name="T6">офис</text:span><text:span text:style-name="T5"> &lt;/ARGUMENT&gt;</text:span></text:p>
      <text:p text:style-name="P24"><text:span text:style-name="T5"><text:s text:c="12"/>&lt;MEANING&gt; </text:span><text:span text:style-name="T6">фирма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24"><text:span text:style-name="T5"><text:s text:c="8"/>&lt;TITLE&gt; </text:span><text:span text:style-name="T6">Sign</text:span><text:span text:style-name="T5"> &lt;/TITLE&gt;</text:span></text:p>
      <text:p text:style-name="P24"><text:span text:style-name="T5"><text:s text:c="12"/>&lt;ARGUMENT&gt; </text:span><text:span text:style-name="T6">процессор</text:span><text:span text:style-name="T5"> &lt;/ARGUMENT&gt;</text:span></text:p>
      <text:p text:style-name="P24"><text:span text:style-name="T5"><text:s text:c="12"/>&lt;MEANING&gt; </text:span><text:span text:style-name="T6">транзистор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22"><text:s text:c="8"/>&lt;TITLE&gt; <text:span text:style-name="T9">Sign</text:span> &lt;/TITLE&gt;</text:p>
      <text:p text:style-name="P24"><text:span text:style-name="T5"><text:s text:c="12"/>&lt;ARGUMENT&gt; </text:span><text:span text:style-name="T6">офис</text:span><text:span text:style-name="T5"> &lt;/ARGUMENT&gt;</text:span></text:p>
      <text:p text:style-name="P24"><text:span text:style-name="T5"><text:s text:c="12"/>&lt;MEANING&gt; </text:span><text:span text:style-name="T6">комната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22"><text:s text:c="8"/>&lt;TITLE&gt; <text:span text:style-name="T9">Sign</text:span> &lt;/TITLE&gt;</text:p>
      <text:p text:style-name="P24"><text:span text:style-name="T5"><text:s text:c="12"/>&lt;ARGUMENT&gt; </text:span><text:span text:style-name="T6">видеоигры</text:span><text:span text:style-name="T5"> &lt;/ARGUMENT&gt;</text:span></text:p>
      <text:p text:style-name="P24"><text:span text:style-name="T5"><text:s text:c="12"/>&lt;MEANING&gt; </text:span><text:span text:style-name="T6">ассеты</text:span><text:span text:style-name="T5"> &lt;/MEANING&gt;</text:span></text:p>
      <text:p text:style-name="P8"><text:s text:c="4"/>&lt;/FUNCTION&gt;</text:p>
      <text:p text:style-name="P8"/>
      <text:p text:style-name="P8"><text:s/>&lt;FUNCTION&gt;</text:p>
      <text:p text:style-name="P24"><text:span text:style-name="T5"><text:s text:c="8"/>&lt;TITLE&gt; </text:span><text:span text:style-name="T6">Magn</text:span><text:span text:style-name="T5"> &lt;/TITLE&gt;</text:span></text:p>
      <text:p text:style-name="P24"><text:span text:style-name="T5"><text:s text:c="12"/>&lt;ARGUMENT&gt; </text:span><text:span text:style-name="T6">офис</text:span><text:span text:style-name="T5"> &lt;/ARGUMENT&gt;</text:span></text:p>
      <text:p text:style-name="P24"><text:span text:style-name="T5"><text:s text:c="12"/>&lt;MEANING&gt; </text:span><text:span text:style-name="T6">огромный</text:span><text:span text:style-name="T5"> &lt;/MEANING&gt;</text:span></text:p>
      <text:p text:style-name="P8"><text:soft-page-break/><text:s text:c="4"/>&lt;/FUNCTION&gt;</text:p>
      <text:p text:style-name="P8"><text:s text:c="4"/></text:p>
      <text:p text:style-name="P8"><text:s text:c="4"/>&lt;FUNCTION&gt;</text:p>
      <text:p text:style-name="P24"><text:span text:style-name="T5"><text:s text:c="8"/>&lt;TITLE&gt; </text:span><text:span text:style-name="T6">Magn</text:span><text:span text:style-name="T5"> &lt;/TITLE&gt;</text:span></text:p>
      <text:p text:style-name="P24"><text:span text:style-name="T5"><text:s text:c="12"/>&lt;ARGUMENT&gt; </text:span><text:span text:style-name="T6">мультимедиастанция</text:span><text:span text:style-name="T5"> &lt;/ARGUMENT&gt;</text:span></text:p>
      <text:p text:style-name="P24"><text:span text:style-name="T5"><text:s text:c="12"/>&lt;MEANING&gt; </text:span><text:span text:style-name="T6">универсальная</text:span><text:span text:style-name="T5"> &lt;/MEANING&gt;</text:span></text:p>
      <text:p text:style-name="P8"><text:s text:c="4"/>&lt;/FUNCTION&gt;</text:p>
      <text:p text:style-name="P8"/>
      <text:p text:style-name="P8"/>
      <text:p text:style-name="P8"><text:s text:c="4"/>&lt;FUNCTION&gt;</text:p>
      <text:p text:style-name="P8"><text:s text:c="8"/>&lt;TITLE&gt; Func &lt;/TITLE&gt;</text:p>
      <text:p text:style-name="P24"><text:span text:style-name="T5"><text:s text:c="12"/>&lt;ARGUMENT&gt; </text:span><text:span text:style-name="T6">мультимедиастанция</text:span><text:span text:style-name="T5"> &lt;/ARGUMENT&gt;</text:span></text:p>
      <text:p text:style-name="P24"><text:span text:style-name="T5"><text:s text:c="12"/>&lt;MEANING&gt; </text:span><text:span text:style-name="T6">воспроизводит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8"><text:s text:c="8"/>&lt;TITLE&gt; Func &lt;/TITLE&gt;</text:p>
      <text:p text:style-name="P24"><text:span text:style-name="T5"><text:s text:c="12"/>&lt;ARGUMENT&gt; </text:span><text:span text:style-name="T6">процессор</text:span><text:span text:style-name="T5"> &lt;/ARGUMENT&gt;</text:span></text:p>
      <text:p text:style-name="P24"><text:span text:style-name="T5"><text:s text:c="12"/>&lt;MEANING&gt; </text:span><text:span text:style-name="T6">вычисляет</text:span><text:span text:style-name="T5"> &lt;/MEANING&gt;</text:span></text:p>
      <text:p text:style-name="P8"><text:s text:c="4"/>&lt;/FUNCTION&gt;</text:p>
      <text:p text:style-name="P8"/>
      <text:p text:style-name="P8"><text:s text:c="4"/>&lt;FUNCTION&gt;</text:p>
      <text:p text:style-name="P8"><text:s text:c="8"/>&lt;TITLE&gt; Func &lt;/TITLE&gt;</text:p>
      <text:p text:style-name="P24"><text:span text:style-name="T5"><text:s text:c="12"/>&lt;ARGUMENT&gt; </text:span><text:span text:style-name="T6">сети</text:span><text:span text:style-name="T5"> &lt;/ARGUMENT&gt;</text:span></text:p>
      <text:p text:style-name="P24"><text:span text:style-name="T5"><text:s text:c="12"/>&lt;MEANING&gt; </text:span><text:span text:style-name="T6">передают</text:span><text:span text:style-name="T5"> &lt;/MEANING&gt;</text:span></text:p>
      <text:p text:style-name="P8"><text:s text:c="4"/>&lt;/FUNCTION&gt;</text:p>
      <text:p text:style-name="P8"/>
      <text:p text:style-name="P8">&lt;/FUNCTIONS&gt;</text:p>
      <text:p text:style-name="P5"/>
      <text:p text:style-name="P5"/>
      <text:p text:style-name="P1"><text:span text:style-name="T2">5. Выводы: </text:span><text:span text:style-name="T1">В результате выполнения практической работы были закреплены навыки работы с языковым материалом, приобретены навыки работы с текстовыми данными и формальными лингвистическими моделями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236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5T17:16:11.764251198</dc:date>
    <meta:editing-duration>PT10M20S</meta:editing-duration>
    <meta:editing-cycles>3</meta:editing-cycles>
    <meta:document-statistic meta:table-count="2" meta:image-count="0" meta:object-count="0" meta:page-count="5" meta:paragraph-count="265" meta:word-count="527" meta:character-count="5175" meta:non-whitespace-character-count="3909"/>
  </office:meta>
</office:document-meta>
</file>